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22pt" officeooo:paragraph-rsid="001cb501" style:font-size-asian="22pt" style:font-name-complex="Times New Roman" style:font-size-complex="22pt"/>
    </style:style>
    <style:style style:name="P2" style:family="paragraph" style:parent-style-name="Standard">
      <style:text-properties fo:font-size="22pt" style:font-size-asian="22pt" style:font-size-complex="22pt"/>
    </style:style>
    <style:style style:name="P3" style:family="paragraph" style:parent-style-name="Standard">
      <style:paragraph-properties fo:margin-left="0cm" fo:margin-right="0cm" fo:orphans="2" fo:widows="2" fo:text-indent="0cm" style:auto-text-indent="false"/>
      <style:text-properties fo:font-variant="normal" fo:text-transform="none" fo:color="#222222" style:font-name="arial" fo:font-size="24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PLICABILITY OF THE PROJECT</text:p>
      <text:p text:style-name="P2"/>
      <text:p text:style-name="P1">This website will be for the CIIE Team, NIIT University. It will be designed to maximize the team’s productivity and reach by providing tools to automate the processes of notification, reminders, form integration for data collection, database connectivity and to publish and archive events. By maximizing the work efficiency and production the website will meet the CIIE Team’s needs and will mark their reach on a wider set of people .</text:p>
      <text:p text:style-name="P1">The software will facilitate communication between CIIE Team, viewers, and the participants via automated E-Mail. The system also contains a database containing a list of participants with their details, events, winners, etc.</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23:50:34.171275389</meta:creation-date>
    <dc:date>2018-11-25T23:58:14.495478453</dc:date>
    <meta:editing-duration>PT7M40S</meta:editing-duration>
    <meta:editing-cycles>1</meta:editing-cycles>
    <meta:document-statistic meta:table-count="0" meta:image-count="0" meta:object-count="0" meta:page-count="1" meta:paragraph-count="3" meta:word-count="107" meta:character-count="689" meta:non-whitespace-character-count="585"/>
    <meta:generator>LibreOffice/6.0.6.2$Linux_X86_64 LibreOffice_project/00m0$Build-2</meta:generator>
  </office:meta>
</office:document-meta>
</file>